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1e6f64" officeooo:paragraph-rsid="001e6f64"/>
    </style:style>
    <style:style style:name="P2" style:family="paragraph" style:parent-style-name="Standard" style:list-style-name="L1">
      <style:paragraph-properties fo:line-height="150%"/>
      <style:text-properties officeooo:rsid="001fd521" officeooo:paragraph-rsid="001fd521"/>
    </style:style>
    <style:style style:name="P3" style:family="paragraph" style:parent-style-name="Standard" style:list-style-name="L1">
      <style:paragraph-properties fo:line-height="150%"/>
      <style:text-properties officeooo:rsid="0020230a" officeooo:paragraph-rsid="0020230a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officeooo:rsid="001e6f64" officeooo:paragraph-rsid="001e6f64" fo:background-color="#ffb66c" style:font-size-asian="20pt" style:font-size-complex="20pt"/>
    </style:style>
    <style:style style:name="P5" style:family="paragraph" style:parent-style-name="Standard" style:list-style-name="L1">
      <style:paragraph-properties fo:line-height="150%"/>
      <style:text-properties officeooo:rsid="0020230a" officeooo:paragraph-rsid="0020230a" fo:background-color="#ec9ba4"/>
    </style:style>
    <style:style style:name="P6" style:family="paragraph" style:parent-style-name="Standard" style:list-style-name="L1">
      <style:paragraph-properties fo:line-height="150%"/>
      <style:text-properties officeooo:rsid="0021b1c3" officeooo:paragraph-rsid="0024907e"/>
    </style:style>
    <style:style style:name="P7" style:family="paragraph" style:parent-style-name="Standard" style:list-style-name="L1">
      <style:paragraph-properties fo:line-height="150%"/>
      <style:text-properties officeooo:rsid="0024907e" officeooo:paragraph-rsid="0024907e"/>
    </style:style>
    <style:style style:name="P8" style:family="paragraph" style:parent-style-name="Standard" style:list-style-name="L1">
      <style:paragraph-properties fo:line-height="150%"/>
      <style:text-properties officeooo:paragraph-rsid="002550bf"/>
    </style:style>
    <style:style style:name="T1" style:family="text">
      <style:text-properties fo:background-color="#ec9ba4" loext:char-shading-value="0"/>
    </style:style>
    <style:style style:name="T2" style:family="text">
      <style:text-properties fo:background-color="#ec9ba4" loext:char-shading-value="0"/>
    </style:style>
    <style:style style:name="T3" style:family="text">
      <style:text-properties officeooo:rsid="0020cf8d"/>
    </style:style>
    <style:style style:name="T4" style:family="text">
      <style:text-properties fo:background-color="#ffb66c" loext:char-shading-value="0"/>
    </style:style>
    <style:style style:name="T5" style:family="text">
      <style:text-properties fo:background-color="#ffb66c" loext:char-shading-value="0"/>
    </style:style>
    <style:style style:name="T6" style:family="text">
      <style:text-properties officeooo:rsid="002550bf"/>
    </style:style>
    <style:style style:name="T7" style:family="text">
      <style:text-properties officeooo:rsid="002550bf" fo:background-color="#ffa6a6" loext:char-shading-value="0"/>
    </style:style>
    <style:style style:name="T8" style:family="text">
      <style:text-properties officeooo:rsid="002550bf" fo:background-color="#ffa6a6" loext:char-shading-value="0"/>
    </style:style>
    <style:style style:name="T9" style:family="text">
      <style:text-properties officeooo:rsid="00273f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press:</text:p>
      <text:list text:style-name="L1">
        <text:list-item>
          <text:p text:style-name="P1">Creating API </text:p>
        </text:list-item>
        <text:list-item>
          <text:p text:style-name="P2">its is framework work behind the Node.js and makes with nodeJs easier by providing some reusa<text:span text:style-name="T3">b</text:span>le classes and methods.</text:p>
        </text:list-item>
        <text:list-item>
          <text:p text:style-name="P5">Npm install express</text:p>
        </text:list-item>
        <text:list-item>
          <text:p text:style-name="P3"><text:span text:style-name="T2">npm install nodemon </text:span>– auto compilation and <text:span text:style-name="T6">re-run application</text:span>.</text:p>
        </text:list-item>
        <text:list-item>
          <text:p text:style-name="P6"><text:span text:style-name="T5">DevDependacies: </text:span></text:p>
          <text:list>
            <text:list-item>
              <text:p text:style-name="P6">functionality of our application is does not depend on that package.</text:p>
            </text:list-item>
            <text:list-item>
              <text:p text:style-name="P7">Which is used to speed up our developemtn process.</text:p>
            </text:list-item>
          </text:list>
        </text:list-item>
        <text:list-item>
          <text:p text:style-name="P8"><text:span text:style-name="T8">Run the file on cmd:</text:span><text:span text:style-name="T6"> </text:span></text:p>
          <text:list>
            <text:list-item>
              <text:p text:style-name="P8"><text:span text:style-name="T6">npx nodemon </text:span><text:span text:style-name="T9">server</text:span><text:span text:style-name="T6">.j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09:41.114000000</meta:creation-date>
    <meta:generator>LibreOffice/24.2.5.2$Windows_X86_64 LibreOffice_project/bffef4ea93e59bebbeaf7f431bb02b1a39ee8a59</meta:generator>
    <dc:date>2025-01-12T15:32:52.422000000</dc:date>
    <meta:editing-duration>PT1H33M39S</meta:editing-duration>
    <meta:editing-cycles>12</meta:editing-cycles>
    <meta:document-statistic meta:table-count="0" meta:image-count="0" meta:object-count="0" meta:page-count="1" meta:paragraph-count="10" meta:word-count="71" meta:character-count="404" meta:non-whitespace-character-count="348"/>
  </office:meta>
</office:document-meta>
</file>